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wrap-option="wrap" fo:background-color="#C1F0C8" style:repeat-content="false"/>
      <style:paragraph-properties fo:text-align="center"/>
    </style:style>
    <style:style style:name="ce8" style:family="table-cell" style:parent-style-name="Default" style:data-style-name="N0">
      <style:table-cell-properties style:vertical-align="top" fo:wrap-option="wrap" style:repeat-content="false"/>
      <style:paragraph-properties fo:text-align="start" fo:margin-left="0cm"/>
    </style:style>
    <style:style style:name="ce9" style:family="table-cell" style:parent-style-name="Default" style:data-style-name="N0">
      <style:table-cell-properties style:vertical-align="middle" fo:background-color="transparent" style:repeat-content="false"/>
      <style:paragraph-properties fo:text-align="center"/>
    </style:style>
    <style:style style:name="ce10" style:family="table-cell" style:parent-style-name="Default" style:data-style-name="N0">
      <style:table-cell-properties style:vertical-align="top" fo:wrap-option="wrap" fo:background-color="transparent"/>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ackground-color="transparent"/>
      <style:text-properties fo:font-weight="bold" style:font-weight-asian="bold" style:font-weight-complex="bold"/>
    </style:style>
    <style:style style:name="ce15"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ext-properties fo:font-weight="bold" style:font-weight-asian="bold" style:font-weight-complex="bold"/>
    </style:style>
    <style:style style:name="ce17"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8" style:family="table-cell" style:parent-style-name="Default" style:data-style-name="N0">
      <style:table-cell-properties style:vertical-align="middle" fo:wrap-option="wrap" fo:background-color="#C1F0C8" style:repeat-content="false"/>
      <style:paragraph-properties fo:text-align="center"/>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7">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7">
            <text:p>Se connecter</text:p>
          </table:table-cell>
          <table:table-cell office:value-type="string" table:style-name="ce8">
            <text:p>En tant qu'utilisateur, je peux me connecter sur la plateforme sortir.com avec un login (adresse mail ou pseudo) et un mot de passe</text:p>
          </table:table-cell>
          <table:table-cell office:value-type="string" table:style-name="ce8">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7">
            <text:p>Se souvenir de moi</text:p>
          </table:table-cell>
          <table:table-cell office:value-type="string" table:style-name="ce8">
            <text:p>En tant qu'utilisateur, je peux choisir d'enregistrer mon login sur mon ordinateur pour ne pas avoir à le resaisir.</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7">
            <text:p>Gérer son profil</text:p>
          </table:table-cell>
          <table:table-cell office:value-type="string" table:style-name="ce8">
            <text:p>En tant qu’utilisateur, je peux gérer mes informations de profil, notamment mon nom, prénom, pseudo, email, mot de passe, et téléphone. Le pseudo doit être unique entre tous les participants.</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7">
            <text:p>Afficher les <text:s/>sorties par site</text:p>
          </table:table-cell>
          <table:table-cell office:value-type="string" table:style-name="ce8">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8"/>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7">
            <text:p>Créer une sortie</text:p>
          </table:table-cell>
          <table:table-cell office:value-type="string" table:style-name="ce8">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7">
            <text:p>S’inscrire</text:p>
          </table:table-cell>
          <table:table-cell office:value-type="string" table:style-name="ce8">
            <text:p>En tant que participant, je peux m’inscrire à une sortie. Il faut que la sortie ai été publiée (ouverte), et que la date limite d’inscription ne soi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7">
            <text:p>Se désister</text:p>
          </table:table-cell>
          <table:table-cell office:value-type="string" table:style-name="ce8">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7">
            <text:p>Clôture des inscriptions</text:p>
          </table:table-cell>
          <table:table-cell office:value-type="string" table:style-name="ce4">
            <text:p>Les participants ne peuvent pas s’inscrire à une sortie après la date de clôture des inscriptions.</text:p>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7">
            <text:p>Annuler une sortie</text:p>
          </table:table-cell>
          <table:table-cell office:value-type="string" table:style-name="ce8">
            <text:p>En tant qu'organisateur d'une sortie, je peux annuler une sortie si celle-ci n'est pas encore commencée. La sortie sera alors marquée comme annulée et sera accompagnée d'un motif d'annulation.</text:p>
          </table:table-cell>
          <table:table-cell table:number-columns-repeated="2" table:style-name="ce8"/>
          <table:table-cell table:number-columns-repeated="16376"/>
        </table:table-row>
        <table:table-row table:style-name="ro7">
          <table:table-cell office:value-type="float" office:value="1" table:style-name="ce9">
            <text:p>1</text:p>
          </table:table-cell>
          <table:table-cell office:value-type="float" office:value="500" table:style-name="ce9">
            <text:p>500</text:p>
          </table:table-cell>
          <table:table-cell office:value-type="string" table:style-name="ce9">
            <text:p>Gestion des sorties</text:p>
          </table:table-cell>
          <table:table-cell office:value-type="float" office:value="2007" table:style-name="ce9">
            <text:p>2007</text:p>
          </table:table-cell>
          <table:table-cell office:value-type="string" table:style-name="ce7">
            <text:p>Archiver les sorties</text:p>
          </table:table-cell>
          <table:table-cell office:value-type="string" table:style-name="ce10">
            <text:p>Les sorties réalisées depuis plus d’un mois ne sont pas consultables.</text:p>
          </table:table-cell>
          <table:table-cell table:style-name="ce11"/>
          <table:table-cell table:number-columns-repeated="16377" table:style-name="ce12"/>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7">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8"/>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7">
            <text:p>Photo pour le profil</text:p>
          </table:table-cell>
          <table:table-cell office:value-type="string" table:style-name="ce8">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18">
            <text:p>Utilisation smartphone</text:p>
          </table:table-cell>
          <table:table-cell office:value-type="string" table:style-name="ce8">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18">
            <text:p>Utilisation tablette</text:p>
          </table:table-cell>
          <table:table-cell office:value-type="string" table:style-name="ce8">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8">
            <text:p>En qu'administrateur, je peux inscrire plusieurs utilisateurs via l'intégration d'un fichier .csv (Format à définir)</text:p>
          </table:table-cell>
          <table:table-cell table:style-name="ce8"/>
          <table:table-cell table:number-columns-repeated="16377" table:style-name="ce1"/>
        </table:table-row>
        <table:table-row table:style-name="ro7">
          <table:table-cell office:value-type="float" office:value="2" table:style-name="ce9">
            <text:p>2</text:p>
          </table:table-cell>
          <table:table-cell office:value-type="float" office:value="375" table:style-name="ce9">
            <text:p>375</text:p>
          </table:table-cell>
          <table:table-cell office:value-type="string" table:style-name="ce9">
            <text:p>Gestion des utilisateurs</text:p>
          </table:table-cell>
          <table:table-cell office:value-type="float" office:value="1007" table:style-name="ce9">
            <text:p>1007</text:p>
          </table:table-cell>
          <table:table-cell office:value-type="string" table:style-name="ce7">
            <text:p>Inscrire un utilisateur manuellement</text:p>
          </table:table-cell>
          <table:table-cell office:value-type="string" table:style-name="ce11">
            <text:p>En tant qu'administrateur, je peux créer un nouvel utilisateur par un écran d'administration avec saisie manuelle des informations</text:p>
          </table:table-cell>
          <table:table-cell table:number-columns-repeated="2" table:style-name="ce13"/>
          <table:table-cell table:number-columns-repeated="16376" table:style-name="ce14"/>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18">
            <text:p>Mot de passe oublié</text:p>
          </table:table-cell>
          <table:table-cell office:value-type="string" table:style-name="ce8">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18">
            <text:p>Gérer les lieux</text:p>
          </table:table-cell>
          <table:table-cell office:value-type="string" table:style-name="ce8">
            <text:p>En tant que participant je peux ajouter des lieux dans la plateforme.</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7">
            <text:p>Désactiver des utilisateurs</text:p>
          </table:table-cell>
          <table:table-cell office:value-type="string" table:style-name="ce8">
            <text:p>En tant qu'administrateur, je peux rendre inactifs des utilisateurs sélectionné dans une liste d'utilisateurs.</text:p>
          </table:table-cell>
          <table:table-cell table:number-columns-repeated="2" table:style-name="ce15"/>
          <table:table-cell table:number-columns-repeated="16376" table:style-name="ce1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7">
            <text:p>Supprimer des utilisateurs</text:p>
          </table:table-cell>
          <table:table-cell office:value-type="string" table:style-name="ce8">
            <text:p>En tant qu'administrateur, je peux supprimer des utilisateurs sélectionné dans une liste d'utilisateurs</text:p>
          </table:table-cell>
          <table:table-cell table:number-columns-repeated="2" table:style-name="ce15"/>
          <table:table-cell table:number-columns-repeated="16376" table:style-name="ce1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18">
            <text:p>Annuler une sortie en tant qu'administrateur</text:p>
          </table:table-cell>
          <table:table-cell office:value-type="string" table:style-name="ce8">
            <text:p>En tant qu'administrateur, je peux annuler une sortie qui a été proposée par un autre participant.</text:p>
          </table:table-cell>
          <table:table-cell table:style-name="ce15"/>
          <table:table-cell table:number-columns-repeated="16377" table:style-name="ce16"/>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7">
            <text:p>Gérer les villes</text:p>
          </table:table-cell>
          <table:table-cell office:value-type="string" table:style-name="ce8">
            <text:p>En tant que participant je peux ajouter des villes utilisables dans la plateforme (une ville est toujours associée à un code postal)</text:p>
          </table:table-cell>
          <table:table-cell table:style-name="ce8"/>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8">
            <text:p>En tant que participant, je peux créer des groupes de participants privés, c’est à dire dont je peux choisir les participants et qui n’est visible à personne d’autres que moi-même.</text:p>
          </table:table-cell>
          <table:table-cell table:style-name="ce8"/>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dc:title/>
    <dc:description/>
    <dc:subject/>
    <meta:initial-creator/>
    <dc:creator>Sebastiaan MOEDT</dc:creator>
    <meta:creation-date>2006-09-16T00:00:00Z</meta:creation-date>
    <dc:date>2026-03-03T10:21:05Z</dc:date>
    <meta:editing-cycles>26</meta:editing-cycles>
    <meta:user-defined meta:name="WorkbookGuid">36cf0d1c-21e3-4bda-8e30-157ac272defe</meta:user-defined>
  </office:meta>
</office:document-meta>
</file>